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4.0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och-Main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Epoch 2 – Mainboard BOM</text:p>
          </table:table-cell>
          <table:table-cell table:style-name="ce1"/>
          <table:table-cell table:style-name="ce1" office:value-type="string" calcext:value-type="string">
            <text:p>Rev. A – 2025/06</text:p>
          </table:table-cell>
          <table:table-cell table:style-name="ce1"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-PH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PowerOnly_6P</text:p>
          </table:table-cell>
          <table:table-cell office:value-type="string" calcext:value-type="string">
            <text:p>Connector_USB:USB_C_Receptacle_HRO_TYPE-C-31-M-17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,R2,R3,R4,R5,R6,R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8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 (pull up!)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1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R21,R22,R23,R24,R25,R26,R27,R28,R29,R30,R31,R32,R33,R34,R35,R3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4" table:number-columns-repeated="16379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SW_Slide_SPDT_Angled_CK_OS102011MA1Q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685PW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http://www.nxp.com/docs/en/data-sheet/PCA9685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7:38:18.6330893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3T20:26:06.614769596</dc:date>
    <meta:editing-duration>PT2H54M53S</meta:editing-duration>
    <meta:editing-cycles>5</meta:editing-cycles>
    <meta:generator>LibreOffice/7.5.9.2$MacOSX_X86_64 LibreOffice_project/cdeefe45c17511d326101eed8008ac4092f278a9</meta:generator>
    <meta:document-statistic meta:table-count="1" meta:cell-count="87" meta:object-count="0"/>
  </office:meta>
</office:document-meta>
</file>